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23f6b"/>
    </style:style>
    <style:style style:name="P2" style:family="paragraph" style:parent-style-name="Standard">
      <style:text-properties officeooo:rsid="00123f6b" officeooo:paragraph-rsid="00150550"/>
    </style:style>
    <style:style style:name="P3" style:family="paragraph" style:parent-style-name="Standard">
      <style:text-properties officeooo:rsid="0012fa6a" officeooo:paragraph-rsid="00150550"/>
    </style:style>
    <style:style style:name="P4" style:family="paragraph" style:parent-style-name="Standard">
      <style:text-properties officeooo:rsid="001624c1" officeooo:paragraph-rsid="001624c1"/>
    </style:style>
    <style:style style:name="P5" style:family="paragraph" style:parent-style-name="Standard">
      <style:text-properties officeooo:paragraph-rsid="001624c1"/>
    </style:style>
    <style:style style:name="P6" style:family="paragraph" style:parent-style-name="Standard">
      <style:text-properties officeooo:rsid="0017a424" officeooo:paragraph-rsid="0017a424"/>
    </style:style>
    <style:style style:name="P7" style:family="paragraph" style:parent-style-name="Standard">
      <style:text-properties fo:font-weight="bold" officeooo:rsid="0017a424" officeooo:paragraph-rsid="0019efd1" style:font-weight-asian="bold" style:font-weight-complex="bold"/>
    </style:style>
    <style:style style:name="P8" style:family="paragraph" style:parent-style-name="Standard">
      <style:text-properties fo:font-weight="bold" officeooo:rsid="0019efd1" officeooo:paragraph-rsid="001e0947" style:font-weight-asian="bold" style:font-weight-complex="bold"/>
    </style:style>
    <style:style style:name="P9" style:family="paragraph" style:parent-style-name="Standard">
      <style:text-properties fo:font-weight="bold" officeooo:rsid="00123f6b" officeooo:paragraph-rsid="00150550" style:font-weight-asian="bold" style:font-weight-complex="bold"/>
    </style:style>
    <style:style style:name="P10" style:family="paragraph" style:parent-style-name="Standard">
      <style:text-properties officeooo:paragraph-rsid="0019efd1"/>
    </style:style>
    <style:style style:name="P11" style:family="paragraph" style:parent-style-name="Standard">
      <style:text-properties officeooo:rsid="0019efd1" officeooo:paragraph-rsid="0019efd1"/>
    </style:style>
    <style:style style:name="P12" style:family="paragraph" style:parent-style-name="Standard">
      <style:text-properties officeooo:paragraph-rsid="001e0947"/>
    </style:style>
    <style:style style:name="P13" style:family="paragraph" style:parent-style-name="Standard">
      <style:text-properties fo:font-weight="normal" officeooo:rsid="001e0947" officeooo:paragraph-rsid="001e0947" style:font-weight-asian="normal" style:font-weight-complex="normal"/>
    </style:style>
    <style:style style:name="P14" style:family="paragraph" style:parent-style-name="Standard">
      <style:text-properties officeooo:rsid="00123f6b" officeooo:paragraph-rsid="00150550"/>
    </style:style>
    <style:style style:name="P15" style:family="paragraph" style:parent-style-name="Standard">
      <style:text-properties officeooo:rsid="001624c1" officeooo:paragraph-rsid="001624c1"/>
    </style:style>
    <style:style style:name="P16" style:family="paragraph" style:parent-style-name="Standard">
      <style:text-properties officeooo:rsid="0017a424" officeooo:paragraph-rsid="0019efd1"/>
    </style:style>
    <style:style style:name="P17" style:family="paragraph" style:parent-style-name="Standard">
      <style:text-properties officeooo:rsid="0017a424" officeooo:paragraph-rsid="001a5d44"/>
    </style:style>
    <style:style style:name="P18" style:family="paragraph" style:parent-style-name="Standard">
      <style:text-properties officeooo:rsid="001a5d44" officeooo:paragraph-rsid="001a5d44"/>
    </style:style>
    <style:style style:name="P19" style:family="paragraph" style:parent-style-name="Standard">
      <style:text-properties officeooo:rsid="0019efd1" officeooo:paragraph-rsid="001e0947"/>
    </style:style>
    <style:style style:name="P20" style:family="paragraph" style:parent-style-name="Standard">
      <style:text-properties fo:font-weight="normal" officeooo:rsid="001f4cdc" officeooo:paragraph-rsid="001e0947" style:font-weight-asian="normal" style:font-weight-complex="normal"/>
    </style:style>
    <style:style style:name="P21" style:family="paragraph" style:parent-style-name="Standard">
      <style:text-properties fo:font-weight="bold" officeooo:rsid="0017a424" officeooo:paragraph-rsid="0017a424" style:font-weight-asian="bold" style:font-weight-complex="bold"/>
    </style:style>
    <style:style style:name="P22" style:family="paragraph" style:parent-style-name="Standard">
      <style:text-properties officeooo:paragraph-rsid="001f55aa"/>
    </style:style>
    <style:style style:name="P23" style:family="paragraph" style:parent-style-name="Standard">
      <style:paragraph-properties fo:text-align="justify" style:justify-single-word="false"/>
      <style:text-properties fo:font-size="12pt" officeooo:paragraph-rsid="00256593" fo:background-color="#ffff00" style:font-size-asian="12pt" style:font-size-complex="12pt"/>
    </style:style>
    <style:style style:name="T1" style:family="text">
      <style:text-properties officeooo:rsid="00147011"/>
    </style:style>
    <style:style style:name="T2" style:family="text">
      <style:text-properties officeooo:rsid="0017e615"/>
    </style:style>
    <style:style style:name="T3" style:family="text">
      <style:text-properties officeooo:rsid="0019efd1"/>
    </style:style>
    <style:style style:name="T4" style:family="text">
      <style:text-properties officeooo:rsid="001e0947"/>
    </style:style>
    <style:style style:name="T5" style:family="text">
      <style:text-properties fo:font-weight="normal" officeooo:rsid="001f4cdc" style:font-weight-asian="normal" style:font-weight-complex="normal"/>
    </style:style>
    <style:style style:name="T6" style:family="text">
      <style:text-properties fo:font-weight="normal" officeooo:rsid="001e0947" style:font-weight-asian="normal" style:font-weight-complex="normal"/>
    </style:style>
    <style:style style:name="T7" style:family="text">
      <style:text-properties fo:font-weight="normal" officeooo:rsid="001f55aa" style:font-weight-asian="normal" style:font-weight-complex="normal"/>
    </style:style>
    <style:style style:name="T8" style:family="text">
      <style:text-properties fo:font-weight="normal" officeooo:rsid="00206f83" style:font-weight-asian="normal" style:font-weight-complex="normal"/>
    </style:style>
    <style:style style:name="T9" style:family="text">
      <style:text-properties fo:font-weight="normal" officeooo:rsid="00225279" style:font-weight-asian="normal" style:font-weight-complex="normal"/>
    </style:style>
    <style:style style:name="T10" style:family="text">
      <style:text-properties fo:font-weight="normal" officeooo:rsid="000340ab" style:font-weight-asian="normal" style:font-weight-complex="normal"/>
    </style:style>
    <style:style style:name="T11" style:family="text">
      <style:text-properties officeooo:rsid="00213e28"/>
    </style:style>
    <style:style style:name="T12" style:family="text">
      <style:text-properties officeooo:rsid="0023a8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INTRO<text:span text:style-name="T4">DUCCIÓN</text:span>:</text:p>
      <text:p text:style-name="P2"/>
      <text:p text:style-name="P3">Nuestro trabajo ha consistido en la búsqueda de un artículo, la lectura y comprensión del mismo, y por último, la explicación resumida de su desarrollo <text:span text:style-name="T1">junto con la relación con conceptos trabajados en la asignatura de Modelos Matemáticos I, concretamente, Page-Rank.</text:span></text:p>
      <text:p text:style-name="P2"/>
      <text:p text:style-name="P2">Hemos escogido un artículo que trata el problema de las comparaciones mediante pares en un conjunto de N objetos o situaciones para decidir un ranking (ordenación) de los mismos. A lo largo del artículo, se explican diversos métodos y criterios, plasmados a través de ejemplos concretos (p.e. torneos de ajedrez) para determinar la mejor forma en cada caso (según el criterio escogido) de determinar dicho ranking.</text:p>
      <text:p text:style-name="P2"/>
      <text:p text:style-name="P4">Introduzcamos pues el artículo:</text:p>
      <text:p text:style-name="P4"/>
      <text:p text:style-name="P4">En primer lugar, veamos en qué consiste exactamente la comparación mediante pares (“paired-comparison”) de objetos: Al comparar dos objetos entre sí (comparación de un par), vemos que la relación que se da entre ellos es que uno es preferible sobre otro (según estipule el criterio escogido). Llamemos a uno, sea el objeto A, “objeto preferible” y al otro, sea el objeto B, “objeto no preferible”. Y expresemos esta relación entre ambos como A &gt; B.</text:p>
      <text:p text:style-name="P5"/>
      <text:p text:style-name="P4">Vemos en primer lugar que si tenemos tres objetos: A, B y C <text:s/>y los comparamos entre sí dos a dos de forma que A &gt; B y B &gt; C , cabe esperar entonces que siguiendo la estructura transitiva de un ranking, A &gt; C. Sin embargo, puede ocurrir que con el criterio de comparación escogido, al realizar la comparación del par AC, C &gt; A. Esto implica que la comparación a pares de N objetos sirve para estipular finalmente un ranking de todos ellos (habiendo hecho todas las comparaciones necesarias como veremos más adelante), pero no tiene por qué seguir una estructura transitiva de por si.</text:p>
      <text:p text:style-name="P5"/>
      <text:p text:style-name="P21">Ejemplo <text:span text:style-name="T3">1 (propio) :</text:span></text:p>
      <text:p text:style-name="P6">Si tenemos un torneo deportivo en el que participan tres equipos: Equipo A, equipo B y equipo C y todos se enfrentan entre sí una vez de forma que el equipo A gana al equipo B y el equipo B gana al C. <text:span text:style-name="T2">Esto no implica directamente que el equipo A gane al C, si no que puede ocurrir que el equipo C gane al A.</text:span></text:p>
      <text:p text:style-name="P5"/>
      <text:p text:style-name="P16">Como ya hemos mencionado, este tipo de comparaciones siguen un criterio concreto, que siempre es determinista en cuanto al objeto preferible, pero que no ha de ser obligatoriamente objetivo. Veamos esto con claridad en un ejemplo. </text:p>
      <text:p text:style-name="P10"/>
      <text:p text:style-name="P7">Ejemplo <text:span text:style-name="T3">2 (propio)</text:span>:</text:p>
      <text:p text:style-name="P17">Si tenemos un conjunto de 6 sabores de helado diferentes, y tres jueces (críticos culinarios) dispuestos a decidir qué sabores son los mejores pudiendo elegir cada uno tres de los seis sabores como elegidos, y teniendo el voto de cada uno el mismo peso (igual importancia), puede ocurrir lo siguiente: </text:p>
      <text:p text:style-name="P18">Llamemos a los jueces 1, 2 y 3. El resultado de la votación es que las elecciones de 1 y 2 coinciden exactamente, y difieren por completo de la votación de 3. Por tanto, el resultado final de la cata será que los tres mejores sabores son los escogidos por 1 y 2 y que por tanto, las preferencias de 3, acaban siendo despreciadas (sin repercusión).</text:p>
      <text:p text:style-name="P1"/>
      <text:p text:style-name="P10"><text:span text:style-name="T3">En este ejemplo anterior ya hemos visto factores importantes a la hora de una comparación como puede ser el peso de cada voto o acción de los distintos representantes en un criterio de elección. Entonces, es importante el diseño del modelo de elección y/o votación a la hora de afrontar estos procesos de ranking y comparación. A lo largo del trabajo veremos más factores de este tipo y valoraremos también muchos otros como las votaciones múltiples, ordenadas*, con número de </text:span><text:soft-page-break/><text:span text:style-name="T3">votos variable, etc. En definitiva, estudiaremos su repercusión en este modelo (comparación y Page-Rank). </text:span></text:p>
      <text:p text:style-name="P10"/>
      <text:p text:style-name="P10">* <text:span text:style-name="T11">Entendemos como votación ordenada, aquella en la que importa el orden de selección cuando se debe votar como elegidos más de un objeto o representante.</text:span></text:p>
      <text:p text:style-name="P11"/>
      <text:p text:style-name="P19">Veamos una última situación introductoria:</text:p>
      <text:p text:style-name="P12"/>
      <text:p text:style-name="P8">Ejemplo 3 <text:span text:style-name="T12">(artículo)</text:span>:</text:p>
      <text:p text:style-name="P12"><text:span text:style-name="T6">I</text:span><text:span text:style-name="T5">maginemos que en un país se realiza una votación para elegir al próximo presidente, y cada ciudadano tiene que otorgar un voto a uno de los dos candidatos que se presentan: A y B. Todo ciudadano vota y el resultado es que el 51% de la población elige al candidato A y el 49% restante al candidato B. Por consiguiente, como el criterio declara como vencedor al que consiga mayor número de votos, se le otorga la presidencia a A. De esta manera, el 51% de la</text:span><text:span text:style-name="T7">s preferencias quedan satisfechas pero</text:span><text:span text:style-name="T5"> s</text:span><text:span text:style-name="T7">in embargo un</text:span><text:span text:style-name="T5"> 49% </text:span><text:span text:style-name="T7">de las mismas </text:span><text:span text:style-name="T5">son violadas </text:span><text:span text:style-name="T7">debido al sistema de la votación</text:span><text:span text:style-name="T5">.</text:span></text:p>
      <text:p text:style-name="P20"/>
      <text:p text:style-name="P22"><text:span text:style-name="T5">D</text:span><text:span text:style-name="T7">e forma general, a la hora de realizar una elección entre una serie de candidatos, en la mayoría de los casos no se va a lograr obtener una completa unanimidad, luego se tendrán que violar una serie de preferencias. </text:span><text:span text:style-name="T8">Así pues, e</text:span><text:span text:style-name="T9">l</text:span><text:span text:style-name="T8"> objetivo será minimizarlas.</text:span></text:p>
      <text:p text:style-name="P22"><text:span text:style-name="T8"/></text:p>
      <text:p text:style-name="P23"><text:span text:style-name="T10">Como ya hemos comentado, el propósito del artículo es violar el menor número de preferencias posibles dadas unas votaciones, o hacer una clasificación “más justa” dados los resultados de una competición. En el artículo empieza con los resultados de una votación, e intentar llegar a un método que clasifique estos resultados con las condiciones que buscamos.</text:span></text:p>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13T16:47:19.785000000</meta:creation-date>
    <dc:date>2021-06-17T18:47:50.806000000</dc:date>
    <meta:editing-duration>PT1H41M36S</meta:editing-duration>
    <meta:editing-cycles>13</meta:editing-cycles>
    <meta:generator>LibreOffice/6.3.2.2$Windows_X86_64 LibreOffice_project/98b30e735bda24bc04ab42594c85f7fd8be07b9c</meta:generator>
    <meta:document-statistic meta:table-count="0" meta:image-count="0" meta:object-count="0" meta:page-count="2" meta:paragraph-count="19" meta:word-count="855" meta:character-count="4970" meta:non-whitespace-character-count="4130"/>
  </office:meta>
</office:document-meta>
</file>